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1">
      <style:paragraph-properties fo:margin-left="2.501cm" fo:margin-right="0cm" fo:text-indent="-0.635cm" style:auto-text-indent="false"/>
    </style:style>
    <style:style style:name="P3" style:family="paragraph" style:parent-style-name="Standard" style:list-style-name="L1">
      <style:paragraph-properties fo:margin-left="3.752cm" fo:margin-right="0cm" fo:text-indent="-0.635cm" style:auto-text-indent="false"/>
    </style:style>
    <style:style style:name="P4" style:family="paragraph" style:list-style-name="L1">
      <style:paragraph-properties fo:margin-left="3.752cm" fo:margin-right="0cm" fo:text-indent="-0.635cm" style:auto-text-inden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s Baradé mit seinem Gefolge den Karornwald betrat und mit Frun vereinbarte, dass sein Gefolge und er dort leben könnten, gab es außer den Frun und den anderen Tieren noch andere Bewohner des Waldes, zumal auch einige der riesigen Bäume im Innern des Waldes Lebewesen einer intelligenteren, höheren Form als die gewöhnlichen Pflanzen waren.</text:p>
      <text:p text:style-name="Standard">Hier ist eine Liste, die einen Überblick über die Kategorien von Bewohnern des Karornwalds geben soll, welche sich teilweise den Dunkelelfen anschlossen und sogar mit ihnen in den Krieg zogen:</text:p>
      <text:list xml:id="list1618995080" text:style-name="L2">
        <text:list-item>
          <text:p text:style-name="P1">Waldgeister:</text:p>
        </text:list-item>
      </text:list>
      <text:list xml:id="list1553733730" text:style-name="L1">
        <text:list-item>
          <text:p text:style-name="P2">Satire</text:p>
        </text:list-item>
        <text:list-item>
          <text:p text:style-name="P2">Faune</text:p>
        </text:list-item>
        <text:list-item>
          <text:p text:style-name="P2">Nymphen:</text:p>
        </text:list-item>
        <text:list-item>
          <text:p text:style-name="P3">Meliaden</text:p>
        </text:list-item>
        <text:list-item>
          <text:p text:style-name="P3">Hamadryade</text:p>
        </text:list-item>
        <text:list-item>
          <text:p text:style-name="P3">Dryaden</text:p>
        </text:list-item>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mino Dauth</meta:initial-creator>
    <meta:creation-date>2010-01-14T03:55:02</meta:creation-date>
    <meta:generator>OpenOffice.org/3.1$Linux OpenOffice.org_project/310m19$Build-9420</meta:generator>
    <dc:date>2010-01-14T04:13:09</dc:date>
    <dc:creator>Tamino Dauth</dc:creator>
    <meta:editing-duration>PT00H18M14S</meta:editing-duration>
    <meta:editing-cycles>2</meta:editing-cycles>
    <meta:document-statistic meta:table-count="0" meta:image-count="0" meta:object-count="0" meta:page-count="1" meta:paragraph-count="9" meta:word-count="98" meta:character-count="596"/>
  </office:meta>
</office:document-meta>
</file>